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2.149cm" table:align="margins" style:writing-mode="lr-tb"/>
    </style:style>
    <style:style style:name="Table1.A" style:family="table-column">
      <style:table-column-properties style:column-width="4.593cm" style:rel-column-width="9362*"/>
    </style:style>
    <style:style style:name="Table1.G" style:family="table-column">
      <style:table-column-properties style:column-width="4.593cm" style:rel-column-width="936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104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F7" style:family="table-cell" style:data-style-name="N104">
      <style:table-cell-properties fo:padding="0.097cm" fo:border="none"/>
    </style:style>
    <style:style style:name="P1" style:family="paragraph" style:parent-style-name="Horizontal_20_Line">
      <style:paragraph-properties fo:margin-top="0cm" fo:margin-bottom="0.499cm"/>
    </style:style>
    <style:style style:name="P2" style:family="paragraph" style:parent-style-name="Table_20_Contents">
      <style:text-properties fo:color="#ff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color="#000000" fo:font-size="12pt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Text_20_body" style:master-page-name="Standard">
      <style:paragraph-properties fo:text-align="start" style:justify-single-word="false" style:page-number="auto"/>
    </style:style>
    <style:style style:name="P10" style:family="paragraph" style:parent-style-name="Heading_20_2">
      <style:paragraph-properties fo:text-align="center" style:justify-single-word="false"/>
      <style:text-properties fo:color="#006b6b" fo:font-size="18pt" style:font-size-asian="18pt" style:font-size-complex="18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Invoice<text:tab/></text:span><text:span text:style-name="T4"><text:tab/><text:tab/><text:tab/><text:tab/><text:tab/><text:tab/><text:tab/><text:tab/><text:tab/><text:tab/><text:tab/>FrancescaYoung</text:span></text:p>
      <text:p text:style-name="P3"><text:span text:style-name="T1"><text:tab/><text:tab/><text:tab/><text:tab/><text:tab/><text:tab/><text:tab/><text:tab/><text:tab/><text:tab/></text:span><text:span text:style-name="T3">20 Dunglass Avenue,</text:span></text:p>
      <text:p text:style-name="P4"><text:tab/><text:tab/><text:tab/><text:tab/><text:tab/><text:tab/><text:tab/><text:tab/><text:tab/><text:tab/>Glasgow, G14 9DX</text:p>
      <text:p text:style-name="P5"><text:s/>Morag <text:tab/>McCoville<text:tab/><text:tab/><text:tab/><text:tab/><text:tab/><text:tab/><text:tab/><text:tab/><text:tab/></text:p>
      <text:p text:style-name="P5">Botanic House Keeping,<text:tab/><text:tab/><text:tab/><text:tab/><text:tab/><text:tab/><text:tab/><text:tab/><text:tab/><text:tab/>Date <text:s/>6/9/20015</text:p>
      <text:p text:style-name="P7">Kelvin Square,</text:p>
      <text:p text:style-name="P7">25 Mingarry Street</text:p>
      <text:p text:style-name="P7">Maryhill, <text:tab/><text:tab/><text:tab/><text:tab/><text:tab/><text:tab/><text:tab/><text:tab/><text:tab/></text:p>
      <text:p text:style-name="P5">Glasgow. </text:p>
      <text:p text:style-name="P5"/>
      <text:p text:style-name="Horizontal_20_Line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Date on Monday</text:p>
          </table:table-cell>
          <table:table-cell table:style-name="Table1.A1" office:value-type="string">
            <text:p text:style-name="Table_20_Contents">Clients</text:p>
          </table:table-cell>
          <table:table-cell table:style-name="Table1.A1" office:value-type="string">
            <text:p text:style-name="Table_20_Contents">Hours </text:p>
            <text:p text:style-name="Table_20_Contents">worked</text:p>
          </table:table-cell>
          <table:table-cell table:style-name="Table1.A1" office:value-type="string">
            <text:p text:style-name="Table_20_Contents">IO Morag</text:p>
          </table:table-cell>
          <table:table-cell table:style-name="Table1.A1" office:value-type="string">
            <text:p text:style-name="Table_20_Contents">3 hours @ Jen</text:p>
          </table:table-cell>
          <table:table-cell table:style-name="Table1.A1" office:value-type="string">
            <text:p text:style-name="Table_20_Contents">Owed for week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date" office:date-value="2015-08-03">
            <text:p text:style-name="Table_20_Contents">03/08/15</text:p>
          </table:table-cell>
          <table:table-cell table:style-name="Table1.B2" office:value-type="string">
            <text:p text:style-name="Table_20_Contents">RJJT</text:p>
          </table:table-cell>
          <table:table-cell table:style-name="Table1.C2" office:value-type="float" office:value="11">
            <text:p text:style-name="Table_20_Contents">11</text:p>
          </table:table-cell>
          <table:table-cell table:style-name="Table1.D2" office:value-type="currency" office:currency="GBP" office:value="16.5">
            <text:p text:style-name="Table_20_Contents">£16.50</text:p>
          </table:table-cell>
          <table:table-cell table:style-name="Table1.D2" office:value-type="currency" office:currency="GBP" office:value="36">
            <text:p text:style-name="Table_20_Contents">£36.00</text:p>
          </table:table-cell>
          <table:table-cell table:style-name="Table1.D2" table:formula="ooow:&lt;E2&gt;-&lt;D2&gt;" office:value-type="currency" office:currency="GBP" office:value="19.5">
            <text:p text:style-name="Table_20_Contents">£19.50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date" office:date-value="2015-08-10">
            <text:p text:style-name="Table_20_Contents">10/08/15</text:p>
          </table:table-cell>
          <table:table-cell table:style-name="Table1.B2" office:value-type="string">
            <text:p text:style-name="Table_20_Contents">JJT</text:p>
          </table:table-cell>
          <table:table-cell table:style-name="Table1.C2" office:value-type="float" office:value="9">
            <text:p text:style-name="Table_20_Contents">9</text:p>
          </table:table-cell>
          <table:table-cell table:style-name="Table1.D2" office:value-type="currency" office:currency="GBP" office:value="13.5">
            <text:p text:style-name="Table_20_Contents">£13.50</text:p>
          </table:table-cell>
          <table:table-cell table:style-name="Table1.D2" office:value-type="currency" office:currency="GBP" office:value="36">
            <text:p text:style-name="Table_20_Contents">£36.00</text:p>
          </table:table-cell>
          <table:table-cell table:style-name="Table1.D2" table:formula="ooow:&lt;E3&gt;-&lt;D3&gt;" office:value-type="currency" office:currency="GBP" office:value="22.5">
            <text:p text:style-name="Table_20_Contents">£22.50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date" office:date-value="2015-08-17">
            <text:p text:style-name="Table_20_Contents">17/08/15</text:p>
          </table:table-cell>
          <table:table-cell table:style-name="Table1.B2" office:value-type="string">
            <text:p text:style-name="Table_20_Contents">RJJT</text:p>
          </table:table-cell>
          <table:table-cell table:style-name="Table1.C2" office:value-type="float" office:value="11">
            <text:p text:style-name="Table_20_Contents">11</text:p>
          </table:table-cell>
          <table:table-cell table:style-name="Table1.D2" office:value-type="currency" office:currency="GBP" office:value="16.5">
            <text:p text:style-name="Table_20_Contents">£16.50</text:p>
          </table:table-cell>
          <table:table-cell table:style-name="Table1.D2" office:value-type="currency" office:currency="GBP" office:value="36">
            <text:p text:style-name="Table_20_Contents">£36.00</text:p>
          </table:table-cell>
          <table:table-cell table:style-name="Table1.D2" office:value-type="currency" office:currency="GBP" office:value="19.5">
            <text:p text:style-name="Table_20_Contents">£19.50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date" office:date-value="2015-08-24">
            <text:p text:style-name="Table_20_Contents">24/08/15</text:p>
          </table:table-cell>
          <table:table-cell table:style-name="Table1.B2" office:value-type="string">
            <text:p text:style-name="Table_20_Contents">JJT</text:p>
          </table:table-cell>
          <table:table-cell table:style-name="Table1.C2" office:value-type="float" office:value="9">
            <text:p text:style-name="Table_20_Contents">9</text:p>
          </table:table-cell>
          <table:table-cell table:style-name="Table1.D2" office:value-type="currency" office:currency="GBP" office:value="13.5">
            <text:p text:style-name="Table_20_Contents">£13.50</text:p>
          </table:table-cell>
          <table:table-cell table:style-name="Table1.D2" office:value-type="currency" office:currency="GBP" office:value="36">
            <text:p text:style-name="Table_20_Contents">£36.00</text:p>
          </table:table-cell>
          <table:table-cell table:style-name="Table1.D2" office:value-type="currency" office:currency="GBP" office:value="22.5">
            <text:p text:style-name="Table_20_Contents">£22.50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date" office:date-value="2015-08-31">
            <text:p text:style-name="Table_20_Contents">31/08/15</text:p>
          </table:table-cell>
          <table:table-cell table:style-name="Table1.B2" office:value-type="string">
            <text:p text:style-name="Table_20_Contents">JJT( Rita away)</text:p>
          </table:table-cell>
          <table:table-cell table:style-name="Table1.C2" office:value-type="float" office:value="9">
            <text:p text:style-name="Table_20_Contents">9</text:p>
          </table:table-cell>
          <table:table-cell table:style-name="Table1.D2" office:value-type="currency" office:currency="GBP" office:value="13.5">
            <text:p text:style-name="Table_20_Contents">£13.50</text:p>
          </table:table-cell>
          <table:table-cell table:style-name="Table1.D2" office:value-type="currency" office:currency="GBP" office:value="36">
            <text:p text:style-name="Table_20_Contents">£36.00</text:p>
          </table:table-cell>
          <table:table-cell table:style-name="Table1.D2" office:value-type="currency" office:currency="GBP" office:value="22.5">
            <text:p text:style-name="Table_20_Contents">£22.50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Totals for period</text:p>
          </table:table-cell>
          <table:table-cell table:style-name="Table1.C2" table:formula="ooow:&lt;C2:C6&gt;" office:value-type="float" office:value="49">
            <text:p text:style-name="Table_20_Contents">49</text:p>
          </table:table-cell>
          <table:table-cell table:style-name="Table1.D2" table:formula="ooow:sum(&lt;D2&gt;|&lt;D3&gt;|&lt;D4&gt;|&lt;D5&gt;|&lt;D6&gt;)&lt;D2:D6&gt;" office:value-type="currency" office:currency="GBP" office:value="73.5">
            <text:p text:style-name="Table_20_Contents">£73.50</text:p>
          </table:table-cell>
          <table:table-cell table:style-name="Table1.D2" table:formula="ooow:sum(&lt;E2&gt;|&lt;E3&gt;|&lt;E4&gt;|&lt;E5&gt;|&lt;E6&gt;)&lt;E2:E6&gt;" office:value-type="currency" office:currency="GBP" office:value="180">
            <text:p text:style-name="Table_20_Contents">£180.00</text:p>
          </table:table-cell>
          <table:table-cell table:style-name="Table1.F7" table:formula="ooow:sum(&lt;F2&gt;|&lt;F3&gt;|&lt;F4&gt;|&lt;F5&gt;|&lt;F6&gt;)" office:value-type="currency" office:currency="GBP" office:value="106.5">
            <text:p text:style-name="P2">£106.50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5"><text:s text:c="2"/></text:p>
      <text:p text:style-name="P5"/>
      <text:p text:style-name="P5"/>
      <text:p text:style-name="P5"/>
      <text:p text:style-name="P5"/>
      <text:p text:style-name="P6"><text:s/></text:p>
      <text:h text:style-name="P10" text:outline-level="2">Thank You </text:h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s Young</meta:initial-creator>
    <meta:creation-date>2002-01-05T17:30:05</meta:creation-date>
    <dc:creator>Fran Young</dc:creator>
    <dc:date>2015-09-06T22:47:25.15</dc:date>
    <meta:editing-cycles>4</meta:editing-cycles>
    <meta:editing-duration>PT1H6M52S</meta:editing-duration>
    <meta:generator>OpenOffice.org/3.3$Win32 OpenOffice.org_project/330m20$Build-9567</meta:generator>
    <meta:printed-by>Fran Young</meta:printed-by>
    <meta:print-date>2015-07-28T13:12:18.31</meta:print-date>
    <meta:document-statistic meta:table-count="1" meta:image-count="0" meta:object-count="0" meta:page-count="1" meta:paragraph-count="54" meta:word-count="78" meta:character-count="506"/>
  </office:meta>
</office:document-meta>
</file>